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11"/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Ej2) a)" table:style-name="ta1" table:print="false">
        <table:table-column table:style-name="co1" table:number-columns-repeated="3" table:default-cell-style-name="ce1"/>
        <table:table-column table:style-name="co1" table:number-columns-repeated="5" table:default-cell-style-name="Default"/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office:value-type="string" table:number-columns-spanned="2" table:number-rows-spanned="1">
            <text:p>Cubeta</text:p>
          </table:table-cell>
          <table:covered-table-cell/>
          <table:table-cell table:number-columns-repeated="5"/>
        </table:table-row>
        <table:table-row table:style-name="ro1">
          <table:table-cell office:value-type="string">
            <text:p>Direccion</text:p>
          </table:table-cell>
          <table:table-cell table:number-columns-repeated="2" office:value-type="string">
            <text:p>Registro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8">
            <text:p>78</text:p>
          </table:table-cell>
          <table:table-cell office:value-type="float" office:value="34">
            <text:p>3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0">
            <text:p>90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">
            <text:p>81</text:p>
          </table:table-cell>
          <table:table-cell table:number-columns-repeated="2"/>
          <table:table-cell table:style-name="ce2" office:value-type="string" table:number-columns-spanned="3" table:number-rows-spanned="1">
            <text:p>Densidad de Empaquetamiento:</text:p>
          </table:table-cell>
          <table:covered-table-cell table:number-columns-repeated="2"/>
          <table:table-cell table:style-name="ce4" office:value-type="percentage" office:value="0.6818">
            <text:p>68,18%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table:number-columns-repeated="2"/>
          <table:table-cell table:style-name="ce3"/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5">
            <text:p>9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5"/>
        </table:table-row>
      </table:table>
      <table:table table:name="ej2) b)" table:style-name="ta1" table:print="false">
        <table:table-column table:style-name="co1" table:number-columns-repeated="2" table:default-cell-style-name="ce1"/>
        <table:table-row table:style-name="ro1" table:number-rows-repeated="2">
          <table:table-cell table:style-name="Default" table:number-columns-repeated="2"/>
        </table:table-row>
        <table:table-row table:style-name="ro1">
          <table:table-cell office:value-type="string">
            <text:p>Direccion</text:p>
          </table:table-cell>
          <table:table-cell office:value-type="string">
            <text:p>Registro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</table:table-row>
      </table:table>
      <table:table table:name="Ej3) a)" table:style-name="ta1" table:print="false">
        <table:table-column table:style-name="co1" table:number-columns-repeated="3" table:default-cell-style-name="ce1"/>
        <table:table-column table:style-name="co1" table:number-columns-repeated="5" table:default-cell-style-name="Default"/>
        <table:table-row table:style-name="ro1" table:number-rows-repeated="2"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>
            <text:p>Direccion</text:p>
          </table:table-cell>
          <table:table-cell office:value-type="string">
            <text:p>Registro</text:p>
          </table:table-cell>
          <table:table-cell office:value-type="string">
            <text:p>Enlace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/>
          <table:table-cell table:style-name="ce2" office:value-type="string" table:number-columns-spanned="3" table:number-rows-spanned="1">
            <text:p>Densidad de empaquetamiento:</text:p>
          </table:table-cell>
          <table:covered-table-cell table:number-columns-repeated="2"/>
          <table:table-cell table:style-name="ce4" office:value-type="percentage" office:value="0.9091">
            <text:p>90,91%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5">
            <text:p>95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table:number-columns-repeated="5"/>
        </table:table-row>
      </table:table>
      <table:table table:name="Ej3) b)" table:style-name="ta1" table:print="false">
        <table:table-column table:style-name="co1" table:number-columns-repeated="3" table:default-cell-style-name="ce1"/>
        <table:table-column table:style-name="co1" table:number-columns-repeated="5" table:default-cell-style-name="Default"/>
        <table:table-row table:style-name="ro1" table:number-rows-repeated="2"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>
            <text:p>Direccion</text:p>
          </table:table-cell>
          <table:table-cell office:value-type="string">
            <text:p>Registro</text:p>
          </table:table-cell>
          <table:table-cell office:value-type="string">
            <text:p>Enlace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/>
          <table:table-cell table:style-name="ce2" office:value-type="string" table:number-columns-spanned="3" table:number-rows-spanned="1">
            <text:p>Densidad de empaquetamiento:</text:p>
          </table:table-cell>
          <table:covered-table-cell table:number-columns-repeated="2"/>
          <table:table-cell table:style-name="ce4" office:value-type="percentage" office:value="0.9091">
            <text:p>90,91%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-1">
            <text:p>-1</text:p>
          </table:table-cell>
          <table:table-cell table:number-columns-repeated="5"/>
        </table:table-row>
      </table:table>
      <table:table table:name="Ej4) a)" table:style-name="ta1" table:print="false"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5" office:value-type="string" table:number-columns-spanned="3" table:number-rows-spanned="1">
            <text:p>Area Principal de Datos</text:p>
          </table:table-cell>
          <table:covered-table-cell table:number-columns-repeated="2" table:style-name="Default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>
            <text:p>Direccion</text:p>
          </table:table-cell>
          <table:table-cell office:value-type="string">
            <text:p>Registro</text:p>
          </table:table-cell>
          <table:table-cell office:value-type="string">
            <text:p>Enlace</text:p>
          </table:table-cell>
          <table:table-cell table:number-columns-repeated="2"/>
          <table:table-cell table:style-name="ce5" office:value-type="string" table:number-columns-spanned="3" table:number-rows-spanned="1">
            <text:p>Area de Saturacion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string">
            <text:p>Direccion</text:p>
          </table:table-cell>
          <table:table-cell office:value-type="string">
            <text:p>Registro</text:p>
          </table:table-cell>
          <table:table-cell office:value-type="string">
            <text:p>Enla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style-name="Default" table:number-columns-repeated="3"/>
        </table:table-row>
      </table:table>
      <table:table table:name="Ej4) b)" table:style-name="ta1" table:print="false"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row table:style-name="ro1">
          <table:table-cell table:style-name="ce5" office:value-type="string" table:number-columns-spanned="4" table:number-rows-spanned="1">
            <text:p>Area Principal de Datos</text:p>
          </table:table-cell>
          <table:covered-table-cell table:number-columns-repeated="3" table:style-name="Default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Default"/>
          <table:table-cell table:style-name="ce6" office:value-type="string" table:number-columns-spanned="2" table:number-rows-spanned="1">
            <text:p>Cubeta</text:p>
          </table:table-cell>
          <table:covered-table-cell table:style-name="Default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>
            <text:p>Direccion</text:p>
          </table:table-cell>
          <table:table-cell table:number-columns-repeated="2" office:value-type="string">
            <text:p>Registro</text:p>
          </table:table-cell>
          <table:table-cell office:value-type="string">
            <text:p>Enlace</text:p>
          </table:table-cell>
          <table:table-cell table:number-columns-repeated="2"/>
          <table:table-cell table:style-name="ce5" office:value-type="string" table:number-columns-spanned="3" table:number-rows-spanned="1">
            <text:p>Area de Saturacion</text:p>
          </table:table-cell>
          <table:covered-table-cell table:number-columns-repeated="2" table:style-name="Default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string">
            <text:p>Direccion</text:p>
          </table:table-cell>
          <table:table-cell office:value-type="string">
            <text:p>Registro</text:p>
          </table:table-cell>
          <table:table-cell office:value-type="string">
            <text:p>Enla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58">
            <text:p>58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float" office:value="-1">
            <text:p>-1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/>
          <table:table-cell office:value-type="float" office:value="-1">
            <text:p>-1</text:p>
          </table:table-cell>
          <table:table-cell table:number-columns-repeated="2"/>
          <table:table-cell table:style-name="Default" table:number-columns-repeated="3"/>
        </table:table-row>
      </table:table>
      <table:table table:name="Ej5) a)" table:style-name="ta1" table:print="false"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 table:number-rows-repeated="2"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Direccion</text:p>
          </table:table-cell>
          <table:table-cell office:value-type="string">
            <text:p>Registro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/>
          <table:table-cell table:style-name="ce2" office:value-type="string" table:number-columns-spanned="3" table:number-rows-spanned="1">
            <text:p>densidad de empaquetamiento:</text:p>
          </table:table-cell>
          <table:covered-table-cell table:number-columns-repeated="2"/>
          <table:table-cell table:style-name="ce4" office:value-type="percentage" office:value="0.9091">
            <text:p>90,91%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7">
            <text:p>67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1">11/09/2013</text:date>, <text:time>17:11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1T15:29:10.32</meta:creation-date>
    <dc:date>2013-09-11T17:11:10.36</dc:date>
    <meta:editing-duration>PT1H26M45S</meta:editing-duration>
    <meta:editing-cycles>11</meta:editing-cycles>
    <meta:generator>OpenOffice.org/3.4.1$Win32 OpenOffice.org_project/341m1$Build-9593</meta:generator>
    <meta:document-statistic meta:table-count="7" meta:cell-count="279" meta:object-count="0"/>
  </office:meta>
</office:document-meta>
</file>